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302cm"/>
    </style:style>
    <style:style style:name="Column2" style:family="table-column">
      <style:table-column-properties style:column-width="3.302cm"/>
    </style:style>
    <style:style style:name="Column3" style:family="table-column">
      <style:table-column-properties style:column-width="3.302cm"/>
    </style:style>
    <style:style style:name="Column4" style:family="table-column">
      <style:table-column-properties style:column-width="3.302cm"/>
    </style:style>
    <style:style style:name="Column5" style:family="table-column">
      <style:table-column-properties style:column-width="3.3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able3" style:family="table">
      <style:table-properties table:align="left" style:width="16.245cm" fo:margin-left="0.176cm"/>
    </style:style>
    <style:style style:name="Column7" style:family="table-column">
      <style:table-column-properties style:column-width="7.99cm"/>
    </style:style>
    <style:style style:name="Column8" style:family="table-column">
      <style:table-column-properties style:column-width="8.255cm"/>
    </style:style>
    <style:style style:name="Row10" style:family="table-row"/>
    <style:style style:name="Cell4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P92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Information</text:span><text:span text:style-name="T1_2"><text:s/></text:span><text:span text:style-name="T1_3">on</text:span><text:span text:style-name="T1_4"><text:s/></text:span><text:span text:style-name="T1_5">dataset</text:span><text:span text:style-name="T1_6"><text:s/></text:span><text:span text:style-name="T1_7">and</text:span><text:span text:style-name="T1_8"><text:s/></text:span><text:span text:style-name="T1_9">sensors</text:span></text:p>
      <text:p text:style-name="P2"/>
      <text:p text:style-name="P3"><text:span text:style-name="T3_1">Data</text:span><text:span text:style-name="T3_2"><text:s/></text:span><text:span text:style-name="T3_3">and</text:span><text:span text:style-name="T3_4"><text:s/></text:span><text:span text:style-name="T3_5">information</text:span><text:span text:style-name="T3_6"><text:s/></text:span><text:span text:style-name="T3_7">is</text:span><text:span text:style-name="T3_8"><text:s/></text:span><text:span text:style-name="T3_9">coming</text:span><text:span text:style-name="T3_10"><text:s/></text:span><text:span text:style-name="T3_11">from</text:span><text:span text:style-name="T3_12"><text:s/></text:span><text:span text:style-name="T3_13">PMRF</text:span><text:span text:style-name="T3_14">,<text:s text:c="2"/></text:span><text:span text:style-name="T3_15">an</text:span><text:span text:style-name="T3_16"><text:s/></text:span><text:span text:style-name="T3_17">instrumented</text:span><text:span text:style-name="T3_18"><text:s/></text:span><text:span text:style-name="T3_19">US</text:span><text:span text:style-name="T3_20"><text:s/></text:span><text:span text:style-name="T3_21">Navy</text:span><text:span text:style-name="T3_22"><text:s/></text:span><text:span text:style-name="T3_23">testing</text:span><text:span text:style-name="T3_24"><text:s/></text:span><text:span text:style-name="T3_25">range</text:span><text:span text:style-name="T3_26"><text:s/></text:span><text:span text:style-name="T3_27">located</text:span><text:span text:style-name="T3_28"><text:s/></text:span><text:span text:style-name="T3_29">off</text:span><text:span text:style-name="T3_30"><text:s/></text:span><text:span text:style-name="T3_31">the</text:span><text:span text:style-name="T3_32"><text:s/></text:span><text:span text:style-name="T3_33">island</text:span><text:span text:style-name="T3_34"><text:s/></text:span><text:span text:style-name="T3_35">of</text:span><text:span text:style-name="T3_36"><text:s/></text:span><text:span text:style-name="T3_37">Kauai</text:span><text:span text:style-name="T3_38">,<text:s/></text:span><text:span text:style-name="T3_39">Hawaii</text:span><text:span text:style-name="T3_40">.<text:s/></text:span><text:span text:style-name="T3_41">Data</text:span><text:span text:style-name="T3_42"><text:s/></text:span><text:span text:style-name="T3_43">were</text:span><text:span text:style-name="T3_44"><text:s/></text:span><text:span text:style-name="T3_45">collected</text:span><text:span text:style-name="T3_46"><text:s/></text:span><text:span text:style-name="T3_47">from</text:span><text:span text:style-name="T3_48"><text:s/></text:span><text:span text:style-name="T3_49">seven</text:span><text:span text:style-name="T3_50"><text:s/></text:span><text:span text:style-name="T3_51">bottom</text:span><text:span text:style-name="T3_52"><text:s/></text:span><text:span text:style-name="T3_53">mounted</text:span><text:span text:style-name="T3_54"><text:s/></text:span><text:span text:style-name="T3_55">hydrophones</text:span><text:span text:style-name="T3_56"><text:s/>(4<text:s/></text:span><text:span text:style-name="T3_57">to</text:span><text:span text:style-name="T3_58"><text:s/>5<text:s/></text:span><text:span text:style-name="T3_59">m</text:span><text:span text:style-name="T3_60"><text:s/></text:span><text:span text:style-name="T3_61">off</text:span><text:span text:style-name="T3_62"><text:s/></text:span><text:span text:style-name="T3_63">the</text:span><text:span text:style-name="T3_64"><text:s/></text:span><text:span text:style-name="T3_65">seafloor</text:span><text:span text:style-name="T3_66">)<text:s/></text:span><text:span text:style-name="T3_67">in</text:span><text:span text:style-name="T3_68"><text:s/></text:span><text:span text:style-name="T3_69">deep</text:span><text:span text:style-name="T3_70"><text:s/></text:span><text:span text:style-name="T3_71">water</text:span><text:span text:style-name="T3_72"><text:s/>(</text:span><text:span text:style-name="T3_73">nominally</text:span><text:span text:style-name="T3_74"><text:s/>4,600<text:s/></text:span><text:span text:style-name="T3_75">meters</text:span><text:span text:style-name="T3_76">)<text:s/></text:span><text:span text:style-name="T3_77">approximately</text:span><text:span text:style-name="T3_78"><text:s/>45<text:s/></text:span><text:span text:style-name="T3_79">km</text:span><text:span text:style-name="T3_80"><text:s/></text:span><text:span text:style-name="T3_81">northwest</text:span><text:span text:style-name="T3_82"><text:s/></text:span><text:span text:style-name="T3_83">of</text:span><text:span text:style-name="T3_84"><text:s/></text:span><text:span text:style-name="T3_85">Kauai</text:span><text:span text:style-name="T3_86">.<text:s/></text:span><text:span text:style-name="T3_87">The</text:span><text:span text:style-name="T3_88"><text:s/></text:span><text:span text:style-name="T3_89">relative</text:span><text:span text:style-name="T3_90"><text:s/></text:span><text:span text:style-name="T3_91">location</text:span><text:span text:style-name="T3_92"><text:s/></text:span><text:span text:style-name="T3_93">of</text:span><text:span text:style-name="T3_94"><text:s/></text:span><text:span text:style-name="T3_95">the</text:span><text:span text:style-name="T3_96"><text:s/></text:span><text:span text:style-name="T3_97">hydrophones</text:span><text:span text:style-name="T3_98">,<text:s/></text:span><text:span text:style-name="T3_99">their</text:span><text:span text:style-name="T3_100"><text:s/></text:span><text:span text:style-name="T3_101">designations</text:span><text:span text:style-name="T3_102"><text:s/></text:span><text:span text:style-name="T3_103">and</text:span><text:span text:style-name="T3_104"><text:s/></text:span><text:span text:style-name="T3_105">filenames</text:span><text:span text:style-name="T3_106"><text:s/></text:span><text:span text:style-name="T3_107">for</text:span><text:span text:style-name="T3_108"><text:s/></text:span><text:span text:style-name="T3_109">the</text:span><text:span text:style-name="T3_110"><text:s/></text:span><text:span text:style-name="T3_111">data</text:span><text:span text:style-name="T3_112"><text:s/></text:span><text:span text:style-name="T3_113">files</text:span><text:span text:style-name="T3_114"><text:s/></text:span><text:span text:style-name="T3_115">are</text:span><text:span text:style-name="T3_116"><text:s/></text:span><text:span text:style-name="T3_117">as</text:span><text:span text:style-name="T3_118"><text:s/></text:span><text:span text:style-name="T3_119">shown</text:span><text:span text:style-name="T3_120"><text:s/></text:span><text:span text:style-name="T3_121">in</text:span><text:span text:style-name="T3_122"><text:s/></text:span><text:span text:style-name="T3_123">Table</text:span><text:span text:style-name="T3_124"><text:s/>1.<text:s/></text:span></text:p>
      <text:p text:style-name="P4"><text:span text:style-name="T4_1">With</text:span><text:span text:style-name="T4_2"><text:s/></text:span><text:span text:style-name="T4_3">this</text:span><text:span text:style-name="T4_4"><text:s/></text:span><text:span text:style-name="T4_5">dataset</text:span><text:span text:style-name="T4_6"><text:s/></text:span><text:span text:style-name="T4_7">you</text:span><text:span text:style-name="T4_8">’</text:span><text:span text:style-name="T4_9">ll</text:span><text:span text:style-name="T4_10"><text:s/></text:span><text:span text:style-name="T4_11">be</text:span><text:span text:style-name="T4_12"><text:s/></text:span><text:span text:style-name="T4_13">able</text:span><text:span text:style-name="T4_14"><text:s/></text:span><text:span text:style-name="T4_15">to</text:span><text:span text:style-name="T4_16"><text:s/></text:span><text:span text:style-name="T4_17">make</text:span><text:span text:style-name="T4_18"><text:s/></text:span><text:span text:style-name="T4_19">localization</text:span><text:span text:style-name="T4_20"><text:s/></text:span><text:span text:style-name="T4_21">of</text:span><text:span text:style-name="T4_22"><text:s/></text:span><text:span text:style-name="T4_23">minke</text:span><text:span text:style-name="T4_24"><text:s/></text:span><text:span text:style-name="T4_25">whales</text:span><text:span text:style-name="T4_26"><text:s/>(</text:span><text:span text:style-name="T4_27">Balaenoptera</text:span><text:span text:style-name="T4_28"><text:s/></text:span><text:span text:style-name="T4_29">acutorostrata</text:span><text:span text:style-name="T4_30">)<text:s/></text:span><text:span text:style-name="T4_31">based</text:span><text:span text:style-name="T4_32"><text:s/></text:span><text:span text:style-name="T4_33">on</text:span><text:span text:style-name="T4_34"><text:s/></text:span><text:span text:style-name="T4_35">their</text:span><text:span text:style-name="T4_36"><text:s/></text:span><text:span text:style-name="T4_37">boings</text:span><text:span text:style-name="T4_38"><text:s/></text:span><text:span text:style-name="T4_39">sounds</text:span><text:span text:style-name="T4_40">.<text:s/></text:span><text:span text:style-name="T4_41">You</text:span><text:span text:style-name="T4_42">’</text:span><text:span text:style-name="T4_43">ll</text:span><text:span text:style-name="T4_44"><text:s/></text:span><text:span text:style-name="T4_45">find</text:span><text:span text:style-name="T4_46"><text:s/></text:span><text:span text:style-name="T4_47">more</text:span><text:span text:style-name="T4_48"><text:s/></text:span><text:span text:style-name="T4_49">info</text:span><text:span text:style-name="T4_50"><text:s/></text:span><text:span text:style-name="T4_51">about</text:span><text:span text:style-name="T4_52"><text:s/></text:span><text:span text:style-name="T4_53">what</text:span><text:span text:style-name="T4_54"><text:s/></text:span><text:span text:style-name="T4_55">the</text:span><text:span text:style-name="T4_56"><text:s/></text:span><text:span text:style-name="T4_57">boing</text:span><text:span text:style-name="T4_58"><text:s/></text:span><text:span text:style-name="T4_59">sounds</text:span><text:span text:style-name="T4_60"><text:s/></text:span><text:span text:style-name="T4_61">look</text:span><text:span text:style-name="T4_62"><text:s/></text:span><text:span text:style-name="T4_63">like</text:span><text:span text:style-name="T4_64"><text:s/></text:span><text:span text:style-name="T4_65">in</text:span><text:span text:style-name="T4_66"><text:s/></text:span><text:span text:style-name="T4_67">the</text:span><text:span text:style-name="T4_68"><text:s/></text:span><text:span text:style-name="T4_69">publication</text:span><text:span text:style-name="T4_70"><text:s/></text:span><text:span text:style-name="T4_71">by</text:span><text:span text:style-name="T4_72"><text:s/></text:span><text:span text:style-name="T4_73">Rankin</text:span><text:span text:style-name="T4_74"><text:s/></text:span><text:span text:style-name="T4_75">et</text:span><text:span text:style-name="T4_76"><text:s/></text:span><text:span text:style-name="T4_77">al</text:span><text:span text:style-name="T4_78">.<text:s/></text:span><text:span text:style-name="T4_79">which</text:span><text:span text:style-name="T4_80"><text:s/></text:span><text:span text:style-name="T4_81">I</text:span><text:span text:style-name="T4_82"><text:s/></text:span><text:span text:style-name="T4_83">also</text:span><text:span text:style-name="T4_84"><text:s/></text:span><text:span text:style-name="T4_85">attach</text:span><text:span text:style-name="T4_86">.<text:s/></text:span><text:span text:style-name="T4_87">Beware</text:span><text:span text:style-name="T4_88"><text:s/></text:span><text:span text:style-name="T4_89">that</text:span><text:span text:style-name="T4_90"><text:s/></text:span><text:span text:style-name="T4_91">vocalizations</text:span><text:span text:style-name="T4_92"><text:s/></text:span><text:span text:style-name="T4_93">from</text:span><text:span text:style-name="T4_94"><text:s/></text:span><text:span text:style-name="T4_95">other</text:span><text:span text:style-name="T4_96"><text:s/></text:span><text:span text:style-name="T4_97">species</text:span><text:span text:style-name="T4_98"><text:s/></text:span><text:span text:style-name="T4_99">are</text:span><text:span text:style-name="T4_100"><text:s/></text:span><text:span text:style-name="T4_101">also</text:span><text:span text:style-name="T4_102"><text:s/></text:span><text:span text:style-name="T4_103">present</text:span><text:span text:style-name="T4_104">,<text:s/></text:span><text:span text:style-name="T4_105">we</text:span><text:span text:style-name="T4_106">’</text:span><text:span text:style-name="T4_107">ll</text:span><text:span text:style-name="T4_108"><text:s/></text:span><text:span text:style-name="T4_109">take</text:span><text:span text:style-name="T4_110"><text:s/></text:span><text:span text:style-name="T4_111">a</text:span><text:span text:style-name="T4_112"><text:s/></text:span><text:span text:style-name="T4_113">look</text:span><text:span text:style-name="T4_114"><text:s/></text:span><text:span text:style-name="T4_115">at</text:span><text:span text:style-name="T4_116"><text:s/></text:span><text:span text:style-name="T4_117">the</text:span><text:span text:style-name="T4_118"><text:s/></text:span><text:span text:style-name="T4_119">data</text:span><text:span text:style-name="T4_120"><text:s/></text:span><text:span text:style-name="T4_121">together</text:span><text:span text:style-name="T4_122"><text:s/></text:span><text:span text:style-name="T4_123">if</text:span><text:span text:style-name="T4_124"><text:s/></text:span><text:span text:style-name="T4_125">necessary</text:span><text:span text:style-name="T4_126">.</text:span></text:p>
      <text:p text:style-name="P5"/>
      <text:p text:style-name="P6"><text:span text:style-name="T6_1">The</text:span><text:span text:style-name="T6_2"><text:s/></text:span><text:span text:style-name="T6_3">dataset</text:span><text:span text:style-name="T6_4"><text:s/></text:span><text:span text:style-name="T6_5">is</text:span><text:span text:style-name="T6_6"><text:s/></text:span><text:span text:style-name="T6_7">from</text:span><text:span text:style-name="T6_8"><text:s/></text:span><text:span text:style-name="T6_9">the</text:span><text:span text:style-name="T6_10"><text:s/>27</text:span><text:span text:style-name="T6_11">th</text:span><text:span text:style-name="T6_12"><text:s/></text:span><text:span text:style-name="T6_13">of</text:span><text:span text:style-name="T6_14"><text:s/></text:span><text:span text:style-name="T6_15">April</text:span><text:span text:style-name="T6_16"><text:s/>2009<text:s/></text:span><text:span text:style-name="T6_17">at</text:span><text:span text:style-name="T6_18"><text:s/></text:span><text:span text:style-name="T6_19">approximately</text:span><text:span text:style-name="T6_20"><text:s/>12:00<text:s/></text:span><text:span text:style-name="T6_21">Hawaiian</text:span><text:span text:style-name="T6_22"><text:s/></text:span><text:span text:style-name="T6_23">standard</text:span><text:span text:style-name="T6_24"><text:s/></text:span><text:span text:style-name="T6_25">time</text:span><text:span text:style-name="T6_26">.<text:s/></text:span><text:span text:style-name="T6_27">Thirty</text:span><text:span text:style-name="T6_28"><text:s/></text:span><text:span text:style-name="T6_29">minutes</text:span><text:span text:style-name="T6_30"><text:s/></text:span><text:span text:style-name="T6_31">of</text:span><text:span text:style-name="T6_32"><text:s/></text:span><text:span text:style-name="T6_33">data</text:span><text:span text:style-name="T6_34"><text:s/></text:span><text:span text:style-name="T6_35">from</text:span><text:span text:style-name="T6_36"><text:s/></text:span><text:span text:style-name="T6_37">each</text:span><text:span text:style-name="T6_38"><text:s/></text:span><text:span text:style-name="T6_39">hydrophone</text:span><text:span text:style-name="T6_40"><text:s/></text:span><text:span text:style-name="T6_41">are</text:span><text:span text:style-name="T6_42"><text:s/></text:span><text:span text:style-name="T6_43">provided</text:span><text:span text:style-name="T6_44"><text:s/></text:span><text:span text:style-name="T6_45">as</text:span><text:span text:style-name="T6_46"><text:s/></text:span><text:span text:style-name="T6_47">three</text:span><text:span text:style-name="T6_48"><text:s/></text:span><text:span text:style-name="T6_49">files</text:span><text:span text:style-name="T6_50"><text:s/>(</text:span><text:span text:style-name="T6_51">approx</text:span><text:span text:style-name="T6_52">.<text:s/>10<text:s/></text:span><text:span text:style-name="T6_53">minutes</text:span><text:span text:style-name="T6_54"><text:s/></text:span><text:span text:style-name="T6_55">per</text:span><text:span text:style-name="T6_56"><text:s/></text:span><text:span text:style-name="T6_57">file</text:span><text:span text:style-name="T6_58">).<text:s/></text:span><text:span text:style-name="T6_59">The</text:span><text:span text:style-name="T6_60"><text:s/></text:span><text:span text:style-name="T6_61">sampling</text:span><text:span text:style-name="T6_62"><text:s/></text:span><text:span text:style-name="T6_63">rate</text:span><text:span text:style-name="T6_64"><text:s/></text:span><text:span text:style-name="T6_65">of</text:span><text:span text:style-name="T6_66"><text:s/></text:span><text:span text:style-name="T6_67">the</text:span><text:span text:style-name="T6_68"><text:s/></text:span><text:span text:style-name="T6_69">recordings</text:span><text:span text:style-name="T6_70"><text:s/>(</text:span><text:span text:style-name="T6_71">windows</text:span><text:span text:style-name="T6_72"><text:s/></text:span><text:span text:style-name="T6_73">PCM</text:span><text:span text:style-name="T6_74"><text:s/></text:span><text:span text:style-name="T6_75">wav</text:span><text:span text:style-name="T6_76"><text:s/></text:span><text:span text:style-name="T6_77">format</text:span><text:span text:style-name="T6_78">)<text:s/></text:span><text:span text:style-name="T6_79">is</text:span><text:span text:style-name="T6_80"><text:s/>96<text:s/></text:span><text:span text:style-name="T6_81">kHz</text:span><text:span text:style-name="T6_82"><text:s/></text:span><text:span text:style-name="T6_83">with</text:span><text:span text:style-name="T6_84"><text:s/>16<text:s/></text:span><text:span text:style-name="T6_85">bits</text:span><text:span text:style-name="T6_86"><text:s/></text:span><text:span text:style-name="T6_87">resolution</text:span><text:span text:style-name="T6_88">.<text:s/></text:span><text:span text:style-name="T6_89">The</text:span><text:span text:style-name="T6_90"><text:s/></text:span><text:span text:style-name="T6_91">data</text:span><text:span text:style-name="T6_92"><text:s/></text:span><text:span text:style-name="T6_93">are</text:span><text:span text:style-name="T6_94"><text:s/></text:span><text:span text:style-name="T6_95">sampled</text:span><text:span text:style-name="T6_96"><text:s/></text:span><text:span text:style-name="T6_97">simultaneously</text:span><text:span text:style-name="T6_98">,<text:s/></text:span><text:span text:style-name="T6_99">so</text:span><text:span text:style-name="T6_100"><text:s/></text:span><text:span text:style-name="T6_101">sample</text:span><text:span text:style-name="T6_102"><text:s/></text:span><text:span text:style-name="T6_103">N</text:span><text:span text:style-name="T6_104"><text:s/></text:span><text:span text:style-name="T6_105">from</text:span><text:span text:style-name="T6_106"><text:s/></text:span><text:span text:style-name="T6_107">one</text:span><text:span text:style-name="T6_108"><text:s/></text:span><text:span text:style-name="T6_109">file</text:span><text:span text:style-name="T6_110"><text:s/></text:span><text:span text:style-name="T6_111">is</text:span><text:span text:style-name="T6_112"><text:s/></text:span><text:span text:style-name="T6_113">the</text:span><text:span text:style-name="T6_114"><text:s/></text:span><text:span text:style-name="T6_115">same</text:span><text:span text:style-name="T6_116"><text:s/></text:span><text:span text:style-name="T6_117">relative</text:span><text:span text:style-name="T6_118"><text:s/></text:span><text:span text:style-name="T6_119">time</text:span><text:span text:style-name="T6_120"><text:s/></text:span><text:span text:style-name="T6_121">as</text:span><text:span text:style-name="T6_122"><text:s/></text:span><text:span text:style-name="T6_123">sample</text:span><text:span text:style-name="T6_124"><text:s/></text:span><text:span text:style-name="T6_125">N</text:span><text:span text:style-name="T6_126"><text:s/></text:span><text:span text:style-name="T6_127">of</text:span><text:span text:style-name="T6_128"><text:s/></text:span><text:span text:style-name="T6_129">a</text:span><text:span text:style-name="T6_130"><text:s/></text:span><text:span text:style-name="T6_131">second</text:span><text:span text:style-name="T6_132"><text:s/></text:span><text:span text:style-name="T6_133">file</text:span><text:span text:style-name="T6_134"><text:s/></text:span><text:span text:style-name="T6_135">with</text:span><text:span text:style-name="T6_136"><text:s/></text:span><text:span text:style-name="T6_137">the</text:span><text:span text:style-name="T6_138"><text:s/></text:span><text:span text:style-name="T6_139">same</text:span><text:span text:style-name="T6_140"><text:s/></text:span><text:span text:style-name="T6_141">filename</text:span><text:span text:style-name="T6_142">.<text:s/></text:span><text:span text:style-name="T6_143">The</text:span><text:span text:style-name="T6_144"><text:s/></text:span><text:span text:style-name="T6_145">file</text:span><text:span text:style-name="T6_146"><text:s/></text:span><text:span text:style-name="T6_147">format</text:span><text:span text:style-name="T6_148"><text:s/></text:span><text:span text:style-name="T6_149">is</text:span><text:span text:style-name="T6_150"><text:s/>.</text:span><text:span text:style-name="T6_151">wav</text:span><text:span text:style-name="T6_152"><text:s/></text:span><text:span text:style-name="T6_153">in</text:span><text:span text:style-name="T6_154"><text:s/></text:span><text:span text:style-name="T6_155">little</text:span><text:span text:style-name="T6_156">-</text:span><text:span text:style-name="T6_157">endian</text:span><text:span text:style-name="T6_158"><text:s/></text:span><text:span text:style-name="T6_159">format</text:span><text:span text:style-name="T6_160">.</text:span></text:p>
      <text:p text:style-name="P7"/>
      <text:p text:style-name="P8"/>
      <text:p text:style-name="P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0"><text:span text:style-name="T10_1">hydrophone</text:span><text:span text:style-name="T10_2"><text:s/>#</text:span></text:p>
          </table:table-cell>
          <table:table-cell table:style-name="Cell2">
            <text:p text:style-name="P11"><text:span text:style-name="T11_1">X</text:span><text:span text:style-name="T11_2">(</text:span><text:span text:style-name="T11_3">m</text:span><text:span text:style-name="T11_4">)</text:span></text:p>
            <text:p text:style-name="P12"/>
          </table:table-cell>
          <table:table-cell table:style-name="Cell3">
            <text:p text:style-name="P13"><text:span text:style-name="T13_1">Y</text:span><text:span text:style-name="T13_2">(</text:span><text:span text:style-name="T13_3">m</text:span><text:span text:style-name="T13_4">)</text:span></text:p>
          </table:table-cell>
          <table:table-cell table:style-name="Cell4">
            <text:p text:style-name="P14"><text:span text:style-name="T14_1">Z</text:span><text:span text:style-name="T14_2">(</text:span><text:span text:style-name="T14_3">m</text:span><text:span text:style-name="T14_4">)</text:span></text:p>
          </table:table-cell>
          <table:table-cell table:style-name="Cell5">
            <text:p text:style-name="P15"><text:span text:style-name="T15_1">filenames</text:span></text:p>
          </table:table-cell>
        </table:table-row>
        <table:table-row table:style-name="Row2">
          <table:table-cell table:style-name="Cell6">
            <text:p text:style-name="P16"><text:span text:style-name="T16_1">7</text:span></text:p>
            <text:p text:style-name="P17"/>
          </table:table-cell>
          <table:table-cell table:style-name="Cell7">
            <text:p text:style-name="P18"><text:span text:style-name="T18_1">-6129</text:span></text:p>
            <text:p text:style-name="P19"/>
          </table:table-cell>
          <table:table-cell table:style-name="Cell8">
            <text:p text:style-name="P20"><text:span text:style-name="T20_1">9784</text:span></text:p>
          </table:table-cell>
          <table:table-cell table:style-name="Cell9">
            <text:p text:style-name="P21"><text:span text:style-name="T21_1">-4750</text:span></text:p>
          </table:table-cell>
          <table:table-cell table:style-name="Cell10">
            <text:p text:style-name="P22"><text:span text:style-name="T22_1">27</text:span><text:span text:style-name="T22_2">Apr</text:span><text:span text:style-name="T22_3">09_074921_</text:span><text:span text:style-name="T22_4">NN</text:span><text:span text:style-name="T22_5">_</text:span><text:span text:style-name="T22_6">p</text:span><text:span text:style-name="T22_7">7.</text:span><text:span text:style-name="T22_8">wav</text:span></text:p>
          </table:table-cell>
        </table:table-row>
        <table:table-row table:style-name="Row3">
          <table:table-cell table:style-name="Cell11">
            <text:p text:style-name="P23"><text:span text:style-name="T23_1">6</text:span></text:p>
          </table:table-cell>
          <table:table-cell table:style-name="Cell12">
            <text:p text:style-name="P24"><text:span text:style-name="T24_1">-6183</text:span></text:p>
            <text:p text:style-name="P25"/>
          </table:table-cell>
          <table:table-cell table:style-name="Cell13">
            <text:p text:style-name="P26"><text:span text:style-name="T26_1">-4874</text:span></text:p>
          </table:table-cell>
          <table:table-cell table:style-name="Cell14">
            <text:p text:style-name="P27"><text:span text:style-name="T27_1">-4650</text:span></text:p>
          </table:table-cell>
          <table:table-cell table:style-name="Cell15">
            <text:p text:style-name="P28"><text:span text:style-name="T28_1">27</text:span><text:span text:style-name="T28_2">Apr</text:span><text:span text:style-name="T28_3">09_074921_</text:span><text:span text:style-name="T28_4">NN</text:span><text:span text:style-name="T28_5">_</text:span><text:span text:style-name="T28_6">p</text:span><text:span text:style-name="T28_7">6.</text:span><text:span text:style-name="T28_8">wav</text:span></text:p>
          </table:table-cell>
        </table:table-row>
        <table:table-row table:style-name="Row4">
          <table:table-cell table:style-name="Cell16">
            <text:p text:style-name="P29"><text:span text:style-name="T29_1">5<text:s/></text:span></text:p>
          </table:table-cell>
          <table:table-cell table:style-name="Cell17">
            <text:p text:style-name="P30"><text:span text:style-name="T30_1">-6163</text:span></text:p>
            <text:p text:style-name="P31"/>
          </table:table-cell>
          <table:table-cell table:style-name="Cell18">
            <text:p text:style-name="P32"><text:span text:style-name="T32_1">-12402</text:span></text:p>
            <text:p text:style-name="P33"/>
            <text:p text:style-name="P34"/>
          </table:table-cell>
          <table:table-cell table:style-name="Cell19">
            <text:p text:style-name="P35"><text:span text:style-name="T35_1">-4600</text:span></text:p>
          </table:table-cell>
          <table:table-cell table:style-name="Cell20">
            <text:p text:style-name="P36"><text:span text:style-name="T36_1">27</text:span><text:span text:style-name="T36_2">Apr</text:span><text:span text:style-name="T36_3">09_074921_</text:span><text:span text:style-name="T36_4">NN</text:span><text:span text:style-name="T36_5">_</text:span><text:span text:style-name="T36_6">p</text:span><text:span text:style-name="T36_7">5.</text:span><text:span text:style-name="T36_8">wav</text:span></text:p>
          </table:table-cell>
        </table:table-row>
        <table:table-row table:style-name="Row5">
          <table:table-cell table:style-name="Cell21">
            <text:p text:style-name="P37"><text:span text:style-name="T37_1">4</text:span></text:p>
          </table:table-cell>
          <table:table-cell table:style-name="Cell22">
            <text:p text:style-name="P38"><text:span text:style-name="T38_1">6865</text:span></text:p>
            <text:p text:style-name="P39"/>
          </table:table-cell>
          <table:table-cell table:style-name="Cell23">
            <text:p text:style-name="P40"><text:span text:style-name="T40_1">12844</text:span></text:p>
          </table:table-cell>
          <table:table-cell table:style-name="Cell24">
            <text:p text:style-name="P41"><text:span text:style-name="T41_1">-4750</text:span></text:p>
          </table:table-cell>
          <table:table-cell table:style-name="Cell25">
            <text:p text:style-name="P42"><text:span text:style-name="T42_1">27</text:span><text:span text:style-name="T42_2">Apr</text:span><text:span text:style-name="T42_3">09_074921_</text:span><text:span text:style-name="T42_4">NN</text:span><text:span text:style-name="T42_5">_</text:span><text:span text:style-name="T42_6">p</text:span><text:span text:style-name="T42_7">4.</text:span><text:span text:style-name="T42_8">wav</text:span></text:p>
          </table:table-cell>
        </table:table-row>
        <table:table-row table:style-name="Row6">
          <table:table-cell table:style-name="Cell26">
            <text:p text:style-name="P43"><text:span text:style-name="T43_1">3</text:span></text:p>
          </table:table-cell>
          <table:table-cell table:style-name="Cell27">
            <text:p text:style-name="P44"><text:span text:style-name="T44_1">6520</text:span></text:p>
            <text:p text:style-name="P45"/>
          </table:table-cell>
          <table:table-cell table:style-name="Cell28">
            <text:p text:style-name="P46"><text:span text:style-name="T46_1">5240</text:span></text:p>
          </table:table-cell>
          <table:table-cell table:style-name="Cell29">
            <text:p text:style-name="P47"><text:span text:style-name="T47_1">-4650</text:span></text:p>
          </table:table-cell>
          <table:table-cell table:style-name="Cell30">
            <text:p text:style-name="P48"><text:span text:style-name="T48_1">27</text:span><text:span text:style-name="T48_2">Apr</text:span><text:span text:style-name="T48_3">09_074921_</text:span><text:span text:style-name="T48_4">NN</text:span><text:span text:style-name="T48_5">_</text:span><text:span text:style-name="T48_6">p</text:span><text:span text:style-name="T48_7">3.</text:span><text:span text:style-name="T48_8">wav</text:span></text:p>
          </table:table-cell>
        </table:table-row>
        <table:table-row table:style-name="Row7">
          <table:table-cell table:style-name="Cell31">
            <text:p text:style-name="P49"><text:span text:style-name="T49_1">2</text:span></text:p>
          </table:table-cell>
          <table:table-cell table:style-name="Cell32">
            <text:p text:style-name="P50"><text:span text:style-name="T50_1">6635</text:span></text:p>
            <text:p text:style-name="P51"/>
          </table:table-cell>
          <table:table-cell table:style-name="Cell33">
            <text:p text:style-name="P52"><text:span text:style-name="T52_1">-2132</text:span></text:p>
          </table:table-cell>
          <table:table-cell table:style-name="Cell34">
            <text:p text:style-name="P53"><text:span text:style-name="T53_1">-4500</text:span></text:p>
          </table:table-cell>
          <table:table-cell table:style-name="Cell35">
            <text:p text:style-name="P54"><text:span text:style-name="T54_1">27</text:span><text:span text:style-name="T54_2">Apr</text:span><text:span text:style-name="T54_3">09_074921_</text:span><text:span text:style-name="T54_4">NN</text:span><text:span text:style-name="T54_5">_</text:span><text:span text:style-name="T54_6">p</text:span><text:span text:style-name="T54_7">2.</text:span><text:span text:style-name="T54_8">wav</text:span></text:p>
          </table:table-cell>
        </table:table-row>
        <table:table-row table:style-name="Row8">
          <table:table-cell table:style-name="Cell36">
            <text:p text:style-name="P55"><text:span text:style-name="T55_1">1</text:span></text:p>
          </table:table-cell>
          <table:table-cell table:style-name="Cell37">
            <text:p text:style-name="P56"><text:span text:style-name="T56_1">6566</text:span></text:p>
          </table:table-cell>
          <table:table-cell table:style-name="Cell38">
            <text:p text:style-name="P57"><text:span text:style-name="T57_1">-9617</text:span></text:p>
          </table:table-cell>
          <table:table-cell table:style-name="Cell39">
            <text:p text:style-name="P58"><text:span text:style-name="T58_1">-4500</text:span></text:p>
          </table:table-cell>
          <table:table-cell table:style-name="Cell40">
            <text:p text:style-name="P59"><text:span text:style-name="T59_1">27</text:span><text:span text:style-name="T59_2">Apr</text:span><text:span text:style-name="T59_3">09_074921_</text:span><text:span text:style-name="T59_4">NN</text:span><text:span text:style-name="T59_5">_</text:span><text:span text:style-name="T59_6">p</text:span><text:span text:style-name="T59_7">1.</text:span><text:span text:style-name="T59_8">wav</text:span></text:p>
          </table:table-cell>
        </table:table-row>
      </table:table>
      <text:p text:style-name="P60"/>
      <table:table table:style-name="Table2">
        <table:table-column table:style-name="Column6"/>
        <table:table-row table:style-name="Row9">
          <table:table-cell table:style-name="Cell41">
            <text:p text:style-name="P61"><text:span text:style-name="T61_1">Some</text:span><text:span text:style-name="T61_2"><text:s/></text:span><text:span text:style-name="T61_3">examples</text:span><text:span text:style-name="T61_4"><text:s/></text:span><text:span text:style-name="T61_5">of</text:span><text:span text:style-name="T61_6"><text:s/></text:span><text:span text:style-name="T61_7">time</text:span><text:span text:style-name="T61_8"><text:s/></text:span><text:span text:style-name="T61_9">intervals</text:span><text:span text:style-name="T61_10"><text:s/></text:span><text:span text:style-name="T61_11">with</text:span><text:span text:style-name="T61_12"><text:s/></text:span><text:span text:style-name="T61_13">interesting</text:span><text:span text:style-name="T61_14"><text:s/></text:span><text:span text:style-name="T61_15">sounds</text:span></text:p>
            <text:p text:style-name="P62"><text:span text:style-name="T62_1">(</text:span><text:span text:style-name="T62_2">reference</text:span><text:span text:style-name="T62_3"><text:s/></text:span><text:span text:style-name="T62_4">file</text:span><text:span text:style-name="T62_5"><text:s/>:<text:s/>27</text:span><text:span text:style-name="T62_6">Apr</text:span><text:span text:style-name="T62_7">09_174921_026_</text:span><text:span text:style-name="T62_8">p</text:span><text:span text:style-name="T62_9">2.</text:span><text:span text:style-name="T62_10">wav</text:span><text:span text:style-name="T62_11">)</text:span></text:p>
            <text:p text:style-name="P63"><text:span text:style-name="T63_1">(</text:span><text:span text:style-name="T63_2">you</text:span><text:span text:style-name="T63_3"><text:s/></text:span><text:span text:style-name="T63_4">might</text:span><text:span text:style-name="T63_5"><text:s/></text:span><text:span text:style-name="T63_6">also</text:span><text:span text:style-name="T63_7"><text:s/></text:span><text:span text:style-name="T63_8">try</text:span><text:span text:style-name="T63_9"><text:s/></text:span><text:span text:style-name="T63_10">to</text:span><text:span text:style-name="T63_11"><text:s/></text:span><text:span text:style-name="T63_12">localize</text:span><text:span text:style-name="T63_13"><text:s/></text:span><text:span text:style-name="T63_14">the</text:span><text:span text:style-name="T63_15"><text:s/></text:span><text:span text:style-name="T63_16">delphinids</text:span><text:span text:style-name="T63_17"><text:s/></text:span><text:span text:style-name="T63_18">sounds</text:span><text:span text:style-name="T63_19">)</text:span></text:p>
          </table:table-cell>
        </table:table-row>
      </table:table>
      <text:p text:style-name="P64"/>
      <table:table table:style-name="Table3">
        <table:table-column table:style-name="Column7"/>
        <table:table-column table:style-name="Column8"/>
        <table:table-row table:style-name="Row10">
          <table:table-cell table:style-name="Cell42">
            <text:p text:style-name="P65"><text:span text:style-name="T65_1">Approximative</text:span><text:span text:style-name="T65_2"><text:s/></text:span><text:span text:style-name="T65_3">begin</text:span><text:span text:style-name="T65_4"><text:s/>(</text:span><text:span text:style-name="T65_5">onset</text:span><text:span text:style-name="T65_6">)<text:s/></text:span><text:span text:style-name="T65_7">in</text:span><text:span text:style-name="T65_8"><text:s/></text:span><text:span text:style-name="T65_9">seconds</text:span><text:span text:style-name="T65_10"><text:s/></text:span></text:p>
          </table:table-cell>
          <table:table-cell table:style-name="Cell43">
            <text:p text:style-name="P66"><text:span text:style-name="T66_1">Approximative</text:span><text:span text:style-name="T66_2"><text:s/></text:span><text:span text:style-name="T66_3">end</text:span><text:span text:style-name="T66_4"><text:s/>(</text:span><text:span text:style-name="T66_5">offset</text:span><text:span text:style-name="T66_6">)<text:s/></text:span><text:span text:style-name="T66_7">in</text:span><text:span text:style-name="T66_8"><text:s/></text:span><text:span text:style-name="T66_9">seconds</text:span><text:span text:style-name="T66_10"><text:s/></text:span></text:p>
          </table:table-cell>
        </table:table-row>
        <table:table-row table:style-name="Row11">
          <table:table-cell table:style-name="Cell44">
            <text:p text:style-name="P67"><text:span text:style-name="T67_1">0:39.392<text:s text:c="3"/></text:span></text:p>
          </table:table-cell>
          <table:table-cell table:style-name="Cell45">
            <text:p text:style-name="P68"><text:span text:style-name="T68_1"><text:s/>0:43.156</text:span></text:p>
          </table:table-cell>
        </table:table-row>
        <table:table-row table:style-name="Row12">
          <table:table-cell table:style-name="Cell46">
            <text:p text:style-name="P69"><text:span text:style-name="T69_1">1:00.441</text:span></text:p>
          </table:table-cell>
          <table:table-cell table:style-name="Cell47">
            <text:p text:style-name="P70"><text:span text:style-name="T70_1">1:03.557</text:span></text:p>
          </table:table-cell>
        </table:table-row>
        <table:table-row table:style-name="Row13">
          <table:table-cell table:style-name="Cell48">
            <text:p text:style-name="P71"><text:span text:style-name="T71_1"><text:s/>1:05.503<text:s/></text:span></text:p>
          </table:table-cell>
          <table:table-cell table:style-name="Cell49">
            <text:p text:style-name="P72"><text:span text:style-name="T72_1"><text:s/>1:09.092<text:s/></text:span></text:p>
          </table:table-cell>
        </table:table-row>
        <table:table-row table:style-name="Row14">
          <table:table-cell table:style-name="Cell50">
            <text:p text:style-name="P73"><text:span text:style-name="T73_1">2:31</text:span></text:p>
          </table:table-cell>
          <table:table-cell table:style-name="Cell51">
            <text:p text:style-name="P74"><text:span text:style-name="T74_1">2:35</text:span></text:p>
          </table:table-cell>
        </table:table-row>
        <table:table-row table:style-name="Row15">
          <table:table-cell table:style-name="Cell52">
            <text:p text:style-name="P75"><text:span text:style-name="T75_1">2:05.009<text:s/></text:span></text:p>
          </table:table-cell>
          <table:table-cell table:style-name="Cell53">
            <text:p text:style-name="P76"><text:span text:style-name="T76_1">2:09.407</text:span></text:p>
          </table:table-cell>
        </table:table-row>
        <table:table-row table:style-name="Row16">
          <table:table-cell table:style-name="Cell54">
            <text:p text:style-name="P77"><text:span text:style-name="T77_1">2:30.439</text:span></text:p>
          </table:table-cell>
          <table:table-cell table:style-name="Cell55">
            <text:p text:style-name="P78"><text:span text:style-name="T78_1"><text:s text:c="2"/>2:36.000</text:span></text:p>
          </table:table-cell>
        </table:table-row>
        <table:table-row table:style-name="Row17">
          <table:table-cell table:style-name="Cell56">
            <text:p text:style-name="P79"><text:span text:style-name="T79_1">3:29.476</text:span></text:p>
          </table:table-cell>
          <table:table-cell table:style-name="Cell57">
            <text:p text:style-name="P80"><text:span text:style-name="T80_1"><text:s/>3:34.227</text:span></text:p>
          </table:table-cell>
        </table:table-row>
        <table:table-row table:style-name="Row18">
          <table:table-cell table:style-name="Cell58">
            <text:p text:style-name="P81"><text:span text:style-name="T81_1">8:48<text:s/></text:span></text:p>
          </table:table-cell>
          <table:table-cell table:style-name="Cell59">
            <text:p text:style-name="P82"><text:span text:style-name="T82_1">8<text:s/>:54</text:span></text:p>
          </table:table-cell>
        </table:table-row>
        <table:table-row table:style-name="Row19">
          <table:table-cell table:style-name="Cell60">
            <text:p text:style-name="P83"><text:span text:style-name="T83_1">9:08.258<text:s/></text:span></text:p>
          </table:table-cell>
          <table:table-cell table:style-name="Cell61">
            <text:p text:style-name="P84"><text:span text:style-name="T84_1"><text:s/>9:11.000</text:span></text:p>
          </table:table-cell>
        </table:table-row>
        <table:table-row table:style-name="Row20">
          <table:table-cell table:style-name="Cell62">
            <text:p text:style-name="P85"><text:span text:style-name="T85_1">9:28.695<text:s text:c="3"/></text:span></text:p>
          </table:table-cell>
          <table:table-cell table:style-name="Cell63">
            <text:p text:style-name="P86"><text:span text:style-name="T86_1">9:34.000</text:span></text:p>
          </table:table-cell>
        </table:table-row>
      </table:table>
      <text:p text:style-name="P87"/>
      <text:p text:style-name="P88"/>
      <text:p text:style-name="P89"/>
      <text:p text:style-name="P90"><text:span text:style-name="T90_1"><text:tab/></text:span></text:p>
      <text:p text:style-name="P91"/>
      <text:p text:style-name="P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